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664" officeooo:paragraph-rsid="000ed664"/>
    </style:style>
    <style:style style:name="P2" style:family="paragraph" style:parent-style-name="Standard">
      <style:text-properties officeooo:rsid="00101395" officeooo:paragraph-rsid="00101395"/>
    </style:style>
    <style:style style:name="P3" style:family="paragraph" style:parent-style-name="Standard">
      <style:text-properties officeooo:rsid="000ed664" officeooo:paragraph-rsid="000ed664"/>
    </style:style>
    <style:style style:name="P4" style:family="paragraph" style:parent-style-name="Standard">
      <style:text-properties officeooo:rsid="0010661f" officeooo:paragraph-rsid="0010661f"/>
    </style:style>
    <style:style style:name="T1" style:family="text">
      <style:text-properties officeooo:rsid="00106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s</text:p>
      <text:p text:style-name="P1"/>
      <text:p text:style-name="P1"><text:tab/>As strings no javaScript servem para que possamos escrever e concatenar textos, para isso, Nós temos 3 maneiras de escreve-las, sendo essas: Entre ‘’, “” e ``, a vantagem da crase (``) é que ela nos permite escrever variáveis. Ficando o Comando assim console.log(`olá ${nome}`). </text:p>
      <text:p text:style-name="P1"><text:tab/>Usando a contra barra \, nós podemos usar alguns comandos especiais, por exemplo:</text:p>
      <text:p text:style-name="P1"><text:tab/>\n quebra linha</text:p>
      <text:p text:style-name="P1"><text:tab/>Console.log(`Essa é uma string \n de duas linhas`)</text:p>
      <text:p text:style-name="P4"><text:tab/>Para <text:s/>contatenarmos uma string, nós devemos junta-las usando o +, por exemplo: console.log(`ola`+`mundo`)</text:p>
      <text:p text:style-name="P2"><text:tab/>Para que possamos inserir aspas numa string, nós devemos iniciar a aspa com a string inversa que desejamos inserir fazer o seguinte comando Console.log(`olá meu nome é “Mateus”`), <text:span text:style-name="T1">console.log(“O nome dela é ‘Roberta’ 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9:32:56.052000000</meta:creation-date>
    <dc:date>2023-01-04T20:13:58.542000000</dc:date>
    <meta:editing-duration>PT31M56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117" meta:character-count="762" meta:non-whitespace-character-count="644"/>
  </office:meta>
</office:document-meta>
</file>